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9100000195AA95C166.svm" manifest:media-type=""/>
  <manifest:file-entry manifest:full-path="Pictures/2000000A00000096000000F489BA8C9E.svm" manifest:media-type=""/>
  <manifest:file-entry manifest:full-path="Pictures/20000022000001630000014975961631.svm" manifest:media-type=""/>
  <manifest:file-entry manifest:full-path="Pictures/20000032000002BF00000149EAF9B61B.svm" manifest:media-type=""/>
  <manifest:file-entry manifest:full-path="Pictures/2000001200000117000000D4A2CF0301.svm" manifest:media-type=""/>
  <manifest:file-entry manifest:full-path="Pictures/2000001A0000018F000001957503469F.svm" manifest:media-type=""/>
  <manifest:file-entry manifest:full-path="Pictures/2000001A00000161000000263F343D8E.svm" manifest:media-type=""/>
  <manifest:file-entry manifest:full-path="Pictures/20000042000003E60000016BBCC95DA0.svm" manifest:media-type=""/>
  <manifest:file-entry manifest:full-path="Pictures/2000002A0000023F0000014991FDDD88.svm" manifest:media-type=""/>
  <manifest:file-entry manifest:full-path="Pictures/2000001A0000014A000001C865285AEC.svm" manifest:media-type=""/>
  <manifest:file-entry manifest:full-path="Pictures/2000002A0000038F000000FA545D4D1E.svm" manifest:media-type=""/>
  <manifest:file-entry manifest:full-path="Pictures/2000002A000003C60000013A86861A67.svm" manifest:media-type=""/>
  <manifest:file-entry manifest:full-path="Pictures/200000120000013A00000129D490588A.svm" manifest:media-type=""/>
  <manifest:file-entry manifest:full-path="Pictures/2000001A00000191000001C33F0B5B32.svm" manifest:media-type=""/>
  <manifest:file-entry manifest:full-path="Pictures/20000042000003EB0000016B1ADD9F09.svm" manifest:media-type=""/>
  <manifest:file-entry manifest:full-path="Pictures/20000012000001E000000102A21DA15D.svm" manifest:media-type=""/>
  <manifest:file-entry manifest:full-path="Pictures/2000002A000003D40000013A7FA876E7.svm" manifest:media-type=""/>
  <manifest:file-entry manifest:full-path="Pictures/2000001A0000014A00000195B475067A.svm" manifest:media-type=""/>
  <manifest:file-entry manifest:full-path="Pictures/2000001A0000018F000001C356A3F8F7.svm" manifest:media-type=""/>
  <manifest:file-entry manifest:full-path="Pictures/20000032000002C200000149EFBF050C.svm" manifest:media-type=""/>
  <manifest:file-entry manifest:full-path="Pictures/2000002A0000022F0000022AF7D7881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277cm" draw:marker-end="Arrow" draw:marker-end-width="0.37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Arrow" draw:fill="none" draw:textarea-vertical-align="middle"/>
    </style:style>
    <style:style style:name="gr6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Dashed_20__28_var_29_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TexMathsArgs="14§latex§Link $p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latex§Link $q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93cm"/>
    </style:style>
    <style:style style:name="gr19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\jdown{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jup{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\xdis{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\xdis{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\xdis{\xind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4§display§\xdis{\xind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4§display§\xdis{\length_{\link}^{\triangle}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\xdis{\length_{\link}^{\triangle}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75cm" svg:y1="2.46cm" svg:x2="11.295cm" svg:y2="2.46cm">
          <text:p/>
        </draw:line>
        <draw:custom-shape draw:style-name="gr2" draw:text-style-name="P1" draw:layer="layout" svg:width="1.651cm" svg:height="1.651cm" svg:x="2.0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1.29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6.077cm" svg:y="2.683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draw:layer="layout" svg:x1="3.675cm" svg:y1="1.524cm" svg:x2="5.199cm" svg:y2="1.524cm">
          <text:p/>
        </draw:line>
        <draw:line draw:style-name="gr5" draw:text-style-name="P1" draw:layer="layout" svg:x1="2.532cm" svg:y1="3.687cm" svg:x2="12.565cm" svg:y2="3.687cm">
          <text:p/>
        </draw:line>
        <draw:frame draw:style-name="gr6" draw:text-style-name="P1" draw:layer="layout" svg:width="0.529cm" svg:height="0.414cm" svg:x="11.012cm" svg:y="3.888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3.675cm" svg:y1="3.687cm" svg:x2="11.285cm" svg:y2="3.687cm">
          <text:p/>
        </draw:line>
        <draw:frame draw:style-name="gr7" draw:text-style-name="P1" draw:layer="layout" svg:width="0.209cm" svg:height="0.34cm" svg:x="3.582cm" svg:y="3.925cm">
          <draw:image xlink:href="Pictures/2000000A00000096000000F489BA8C9E.svm" xlink:type="simple" xlink:show="embed" xlink:actuate="onLoad">
            <text:p/>
          </draw:image>
        </draw:frame>
        <draw:frame draw:style-name="gr8" draw:text-style-name="P1" draw:layer="layout" svg:width="0.389cm" svg:height="0.295cm" svg:x="2.016cm" svg:y="3.54cm">
          <draw:image xlink:href="Pictures/2000001200000117000000D4A2CF0301.svm" xlink:type="simple" xlink:show="embed" xlink:actuate="onLoad">
            <text:p/>
          </draw:image>
        </draw:frame>
        <draw:frame draw:style-name="gr9" draw:text-style-name="P1" draw:layer="layout" svg:width="0.491cm" svg:height="0.058cm" draw:transform="rotate (-3.14159265358979) translate (6.325cm 1.582cm)">
          <draw:image xlink:href="Pictures/2000001A00000161000000263F343D8E.svm" xlink:type="simple" xlink:show="embed" xlink:actuate="onLoad">
            <text:p/>
          </draw:image>
        </draw:frame>
        <draw:frame draw:style-name="gr10" draw:text-style-name="P1" draw:layer="layout" svg:width="0.491cm" svg:height="0.052cm" svg:x="8.899cm" svg:y="1.53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9.771cm" svg:y1="1.503cm" svg:x2="11.295cm" svg:y2="1.503cm">
          <text:p/>
        </draw:line>
        <draw:line draw:style-name="gr4" draw:text-style-name="P1" draw:layer="layout" svg:x1="6.977cm" svg:y1="1.524cm" svg:x2="8.501cm" svg:y2="1.524cm">
          <text:p/>
        </draw:line>
        <draw:frame draw:style-name="gr11" draw:text-style-name="P1" draw:layer="layout" svg:width="0.781cm" svg:height="0.774cm" svg:x="9.987cm" svg:y="1.571cm">
          <draw:image xlink:href="Pictures/2000002A0000022F0000022AF7D7881B.svm" xlink:type="simple" xlink:show="embed" xlink:actuate="onLoad">
            <text:p/>
          </draw:image>
        </draw:frame>
        <draw:frame draw:style-name="gr12" draw:text-style-name="P1" draw:layer="layout" svg:width="0.461cm" svg:height="0.566cm" svg:x="4.23cm" svg:y="1.675cm">
          <draw:image xlink:href="Pictures/2000001A0000014A00000195B475067A.svm" xlink:type="simple" xlink:show="embed" xlink:actuate="onLoad">
            <text:p/>
          </draw:image>
        </draw:frame>
        <draw:line draw:style-name="gr4" draw:text-style-name="P1" draw:layer="layout" svg:x1="3.675cm" svg:y1="3.687cm" svg:x2="5.199cm" svg:y2="3.687cm">
          <text:p/>
        </draw:line>
        <draw:frame draw:style-name="gr13" draw:text-style-name="P1" draw:layer="layout" svg:width="0.671cm" svg:height="0.36cm" svg:x="4.147cm" svg:y="3.185cm">
          <draw:image xlink:href="Pictures/20000012000001E000000102A21DA15D.svm" xlink:type="simple" xlink:show="embed" xlink:actuate="onLoad">
            <text:p/>
          </draw:image>
        </draw:frame>
        <draw:line draw:style-name="gr4" draw:text-style-name="P1" draw:layer="layout" svg:x1="6.977cm" svg:y1="3.687cm" svg:x2="8.501cm" svg:y2="3.687cm">
          <text:p/>
        </draw:line>
        <draw:frame draw:style-name="gr13" draw:text-style-name="P1" draw:layer="layout" svg:width="0.671cm" svg:height="0.36cm" svg:x="7.449cm" svg:y="3.185cm">
          <draw:image xlink:href="Pictures/20000012000001E000000102A21DA15D.svm" xlink:type="simple" xlink:show="embed" xlink:actuate="onLoad">
            <text:p/>
          </draw:image>
        </draw:frame>
        <draw:frame draw:style-name="gr9" draw:text-style-name="P1" draw:layer="layout" svg:width="0.491cm" svg:height="0.058cm" draw:transform="rotate (-3.14159265358979) translate (6.325cm 3.471cm)">
          <draw:image xlink:href="Pictures/2000001A00000161000000263F343D8E.svm" xlink:type="simple" xlink:show="embed" xlink:actuate="onLoad">
            <text:p/>
          </draw:image>
        </draw:frame>
        <draw:frame draw:style-name="gr10" draw:text-style-name="P1" draw:layer="layout" svg:width="0.491cm" svg:height="0.052cm" svg:x="8.882cm" svg:y="3.413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9.754cm" svg:y1="3.687cm" svg:x2="11.278cm" svg:y2="3.687cm">
          <text:p/>
        </draw:line>
        <draw:frame draw:style-name="gr13" draw:text-style-name="P1" draw:layer="layout" svg:width="0.671cm" svg:height="0.36cm" svg:x="10.243cm" svg:y="3.185cm">
          <draw:image xlink:href="Pictures/20000012000001E000000102A21DA15D.svm" xlink:type="simple" xlink:show="embed" xlink:actuate="onLoad">
            <text:p/>
          </draw:image>
        </draw:frame>
        <draw:frame draw:style-name="gr14" draw:text-style-name="P1" draw:layer="layout" svg:width="0.461cm" svg:height="0.637cm" svg:x="7.485cm" svg:y="1.64cm">
          <draw:image xlink:href="Pictures/2000001A0000014A000001C865285AEC.svm" xlink:type="simple" xlink:show="embed" xlink:actuate="onLoad">
            <text:p/>
          </draw:image>
        </draw:frame>
        <draw:line draw:style-name="gr15" draw:text-style-name="P1" draw:layer="layout" svg:x1="0.111cm" svg:y1="2.016cm" svg:x2="2.016cm" svg:y2="2.397cm">
          <text:p/>
        </draw:line>
        <draw:line draw:style-name="gr15" draw:text-style-name="P1" draw:layer="layout" svg:x1="2.27cm" svg:y1="1.889cm" svg:x2="1cm" svg:y2="0.111cm">
          <text:p/>
        </draw:line>
        <draw:line draw:style-name="gr15" draw:text-style-name="P1" draw:layer="layout" svg:x1="0.365cm" svg:y1="3.667cm" svg:x2="2.143cm" svg:y2="2.905cm">
          <text:p/>
        </draw:line>
        <draw:line draw:style-name="gr15" draw:text-style-name="P1" draw:layer="layout" svg:x1="14.843cm" svg:y1="2.016cm" svg:x2="12.938cm" svg:y2="2.397cm">
          <text:p/>
        </draw:line>
        <draw:line draw:style-name="gr15" draw:text-style-name="P1" draw:layer="layout" svg:x1="12.684cm" svg:y1="1.889cm" svg:x2="13.954cm" svg:y2="0.111cm">
          <text:p/>
        </draw:line>
        <draw:line draw:style-name="gr15" draw:text-style-name="P1" draw:layer="layout" svg:x1="14.589cm" svg:y1="3.667cm" svg:x2="12.811cm" svg:y2="2.905cm">
          <text:p/>
        </draw:line>
        <draw:frame draw:style-name="gr16" draw:text-style-name="P1" draw:layer="layout" svg:width="1.371cm" svg:height="0.438cm" svg:x="0.238cm" svg:y="1.508cm">
          <draw:image xlink:href="Pictures/2000002A000003D40000013A7FA876E7.svm" xlink:type="simple" xlink:show="embed" xlink:actuate="onLoad">
            <text:p/>
          </draw:image>
        </draw:frame>
        <draw:frame draw:style-name="gr17" draw:text-style-name="P1" draw:layer="layout" svg:width="1.351cm" svg:height="0.438cm" svg:x="13.573cm" svg:y="1.451cm">
          <draw:image xlink:href="Pictures/2000002A000003C60000013A86861A67.svm" xlink:type="simple" xlink:show="embed" xlink:actuate="onLoad">
            <text:p/>
          </draw:image>
        </draw:frame>
        <draw:frame draw:style-name="gr18" draw:text-style-name="P2" draw:layer="layout" svg:width="0.889cm" svg:height="0.743cm" svg:x="1.889cm" svg:y="2.089cm">
          <draw:text-box>
            <text:p><text:span text:style-name="T1">or</text:span></text:p>
          </draw:text-box>
        </draw:frame>
        <draw:frame draw:style-name="gr18" draw:text-style-name="P2" draw:layer="layout" svg:width="0.889cm" svg:height="0.743cm" svg:x="11.16cm" svg:y="2.089cm">
          <draw:text-box>
            <text:p><text:span text:style-name="T1">or</text:span></text:p>
          </draw:text-box>
        </draw:frame>
        <draw:frame draw:style-name="gr19" draw:text-style-name="P1" draw:layer="layout" svg:width="0.557cm" svg:height="0.566cm" svg:x="2.571cm" svg:y="1.762cm">
          <draw:image xlink:href="Pictures/2000001A0000018F000001957503469F.svm" xlink:type="simple" xlink:show="embed" xlink:actuate="onLoad">
            <text:p/>
          </draw:image>
        </draw:frame>
        <draw:frame draw:style-name="gr20" draw:text-style-name="P1" draw:layer="layout" svg:width="0.56cm" svg:height="0.63cm" svg:x="2.569cm" svg:y="2.529cm">
          <draw:image xlink:href="Pictures/2000001A00000191000001C33F0B5B32.svm" xlink:type="simple" xlink:show="embed" xlink:actuate="onLoad">
            <text:p/>
          </draw:image>
        </draw:frame>
        <draw:frame draw:style-name="gr21" draw:text-style-name="P1" draw:layer="layout" svg:width="0.56cm" svg:height="0.566cm" svg:x="11.84cm" svg:y="1.831cm">
          <draw:image xlink:href="Pictures/2000001A0000019100000195AA95C166.svm" xlink:type="simple" xlink:show="embed" xlink:actuate="onLoad">
            <text:p/>
          </draw:image>
        </draw:frame>
        <draw:frame draw:style-name="gr22" draw:text-style-name="P1" draw:layer="layout" svg:width="0.557cm" svg:height="0.63cm" svg:x="11.842cm" svg:y="2.524cm">
          <draw:image xlink:href="Pictures/2000001A0000018F000001C356A3F8F7.svm" xlink:type="simple" xlink:show="embed" xlink:actuate="onLoad">
            <text:p/>
          </draw:image>
        </draw:frame>
        <draw:frame draw:style-name="gr23" draw:text-style-name="P1" draw:layer="layout" svg:width="0.804cm" svg:height="0.458cm" svg:x="3.548cm" svg:y="0.846cm">
          <draw:image xlink:href="Pictures/2000002A0000023F0000014991FDDD88.svm" xlink:type="simple" xlink:show="embed" xlink:actuate="onLoad">
            <text:p/>
          </draw:image>
        </draw:frame>
        <draw:frame draw:style-name="gr24" draw:text-style-name="P1" draw:layer="layout" svg:width="0.496cm" svg:height="0.458cm" svg:x="4.895cm" svg:y="0.846cm">
          <draw:image xlink:href="Pictures/20000022000001630000014975961631.svm" xlink:type="simple" xlink:show="embed" xlink:actuate="onLoad">
            <text:p/>
          </draw:image>
        </draw:frame>
        <draw:frame draw:style-name="gr25" draw:text-style-name="P1" draw:layer="layout" svg:width="0.987cm" svg:height="0.458cm" svg:x="6.727cm" svg:y="0.846cm">
          <draw:image xlink:href="Pictures/20000032000002C200000149EFBF050C.svm" xlink:type="simple" xlink:show="embed" xlink:actuate="onLoad">
            <text:p/>
          </draw:image>
        </draw:frame>
        <draw:frame draw:style-name="gr26" draw:text-style-name="P1" draw:layer="layout" svg:width="0.983cm" svg:height="0.458cm" svg:x="7.985cm" svg:y="0.846cm">
          <draw:image xlink:href="Pictures/20000032000002BF00000149EAF9B61B.svm" xlink:type="simple" xlink:show="embed" xlink:actuate="onLoad">
            <text:p/>
          </draw:image>
        </draw:frame>
        <draw:frame draw:style-name="gr27" draw:text-style-name="P1" draw:layer="layout" svg:width="1.401cm" svg:height="0.505cm" svg:x="9.464cm" svg:y="0.823cm">
          <draw:image xlink:href="Pictures/20000042000003EB0000016B1ADD9F09.svm" xlink:type="simple" xlink:show="embed" xlink:actuate="onLoad">
            <text:p/>
          </draw:image>
        </draw:frame>
        <draw:frame draw:style-name="gr28" draw:text-style-name="P1" draw:layer="layout" svg:width="1.396cm" svg:height="0.505cm" svg:x="11.16cm" svg:y="0.749cm">
          <draw:image xlink:href="Pictures/20000042000003E60000016BBCC95DA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07:19:32</meta:creation-date>
    <dc:date>2013-05-31T23:44:27</dc:date>
    <dc:creator>Jack Reilly</dc:creator>
    <meta:editing-duration>PT25M35S</meta:editing-duration>
    <meta:editing-cycles>36</meta:editing-cycles>
    <meta:generator>LibreOffice/3.6$MacOSX_x86 LibreOffice_project/2ef5aff-a6fb0ff-166bdff-cf087ad-0f1389</meta:generator>
    <meta:document-statistic meta:object-count="45"/>
  </office:meta>
</office:document-meta>
</file>